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IEEE</text:p>
          </table:table-cell>
          <table:table-cell table:style-name="ce1"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Data pesquisa</text:p>
          </table:table-cell>
          <table:table-cell table:style-name="ce2" office:value-type="date" office:date-value="2023-10-24" calcext:value-type="date">
            <text:p>24/10/23</text:p>
          </table:table-cell>
          <table:table-cell table:style-name="ce1"/>
        </table:table-row>
        <table:table-row table:style-name="ro1">
          <table:table-cell office:value-type="string" calcext:value-type="string">
            <text:p>Total pesquisa</text:p>
          </table:table-cell>
          <table:table-cell table:style-name="ce1" office:value-type="float" office:value="2718" calcext:value-type="float">
            <text:p>2718</text:p>
          </table:table-cell>
          <table:table-cell table:style-name="ce1"/>
        </table:table-row>
        <table:table-row table:style-name="ro1">
          <table:table-cell table:style-name="Default" office:value-type="string" calcext:value-type="string">
            <text:p>_correlat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_si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Etapa2-CE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Default" office:value-type="string" calcext:value-type="string">
            <text:p>Etapa3-CE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Falta Analisar</text:p>
          </table:table-cell>
          <table:table-cell office:value-type="float" office:value="2657" calcext:value-type="float">
            <text:p>2657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table:style-name="ce3" table:formula="of:=IF([.B3]=SUM([.B4:.B8]);&quot;OK&quot;;&quot;ERROR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nalisado</text:p>
          </table:table-cell>
          <table:table-cell table:style-name="ce4" table:formula="of:=1-([.B8]/[.B3])" office:value-type="percentage" office:value="0.0224429727740986" calcext:value-type="percentage">
            <text:p>2,2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1:23:42.894973508</meta:creation-date>
    <dc:date>2023-10-24T16:29:04.485096878</dc:date>
    <meta:editing-duration>PT43M50S</meta:editing-duration>
    <meta:editing-cycles>3</meta:editing-cycles>
    <meta:generator>LibreOffice/7.3.7.2$Linux_X86_64 LibreOffice_project/30$Build-2</meta:generator>
    <meta:document-statistic meta:table-count="1" meta:cell-count="20" meta:object-count="0"/>
  </office:meta>
</office:document-meta>
</file>